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18cm" svg:stroke-color="#000000" draw:marker-start-width="0.227cm" draw:marker-end-width="0.227cm" draw:fill-color="#ffffff" draw:textarea-horizontal-align="justify" draw:textarea-vertical-align="middle" draw:auto-grow-height="false" fo:min-height="25.682cm" fo:min-width="40.682cm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4.732cm" fo:min-width="9.482cm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0.482cm" fo:min-width="9.49cm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draw:fill="none" fo:min-height="0.24cm"/>
    </style:style>
    <style:style style:name="gr7" style:family="graphic" style:parent-style-name="standard">
      <style:graphic-properties draw:stroke="none" draw:fill="none" fo:min-height="0.477cm"/>
    </style:style>
    <style:style style:name="gr8" style:family="graphic" style:parent-style-name="standard">
      <style:graphic-properties draw:stroke="none" draw:fill="none" fo:min-height="0.786cm"/>
    </style:style>
    <style:style style:name="gr9" style:family="graphic" style:parent-style-name="standard">
      <style:graphic-properties draw:stroke="none" draw:fill="none" fo:min-height="3.39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text-properties fo:font-size="4pt" style:font-size-asian="4pt" style:font-size-complex="4pt"/>
    </style:style>
    <style:style style:name="P6" style:family="paragraph">
      <loext:graphic-properties draw:fill="none"/>
      <style:text-properties fo:font-size="4pt" style:font-size-asian="4pt" style:font-size-complex="4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7pt" fo:font-style="italic" style:font-size-asian="7pt" style:font-style-asian="italic" style:font-size-complex="7pt" style:font-style-complex="italic"/>
    </style:style>
    <style:style style:name="T4" style:family="text">
      <style:text-properties style:font-name="Purisa" fo:font-size="18pt" style:font-size-asian="18pt" style:font-size-complex="18pt"/>
    </style:style>
    <style:style style:name="T5" style:family="text">
      <style:text-properties style:font-name="Puris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41.2cm" svg:height="25.95cm" svg:x="1cm" svg:y="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0cm" svg:height="5cm" svg:x="32.2cm" svg:y="21.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2" draw:layer="layout" svg:x1="35.95cm" svg:y1="21.95cm" svg:x2="35.95cm" svg:y2="26.95cm">
              <text:p/>
            </draw:line>
            <draw:line draw:style-name="gr3" draw:text-style-name="P2" draw:layer="layout" svg:x1="32.2cm" svg:y1="26cm" svg:x2="42.2cm" svg:y2="26cm">
              <text:p/>
            </draw:line>
            <draw:line draw:style-name="gr3" draw:text-style-name="P2" draw:layer="layout" svg:x1="35.95cm" svg:y1="25.5cm" svg:x2="42.2cm" svg:y2="25.5cm">
              <text:p/>
            </draw:line>
            <draw:line draw:style-name="gr3" draw:text-style-name="P2" draw:layer="layout" svg:x1="35.95cm" svg:y1="25cm" svg:x2="42.2cm" svg:y2="25cm">
              <text:p/>
            </draw:line>
            <draw:line draw:style-name="gr3" draw:text-style-name="P2" draw:layer="layout" svg:x1="35.95cm" svg:y1="24.5cm" svg:x2="42.2cm" svg:y2="24.5cm">
              <text:p/>
            </draw:line>
            <draw:line draw:style-name="gr3" draw:text-style-name="P2" draw:layer="layout" svg:x1="35.95cm" svg:y1="23.25cm" svg:x2="42.2cm" svg:y2="23.25cm">
              <text:p/>
            </draw:line>
            <draw:custom-shape draw:style-name="gr4" draw:text-style-name="P1" draw:layer="layout" svg:width="10.008cm" svg:height="0.75cm" svg:x="32.2cm" svg:y="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2" draw:layer="layout" svg:x1="33.5cm" svg:y1="1cm" svg:x2="33.5cm" svg:y2="1.75cm">
              <text:p/>
            </draw:line>
            <draw:line draw:style-name="gr3" draw:text-style-name="P2" draw:layer="layout" svg:x1="40.5cm" svg:y1="1cm" svg:x2="40.5cm" svg:y2="1.75cm">
              <text:p/>
            </draw:line>
          </draw:g>
          <draw:frame draw:style-name="gr5" draw:text-style-name="P3" draw:layer="layout" svg:width="1.057cm" svg:height="0.962cm" svg:x="32.05cm" svg:y="0.5cm">
            <draw:text-box>
              <text:p><text:span text:style-name="T1">Rev</text:span>.</text:p>
            </draw:text-box>
          </draw:frame>
          <draw:frame draw:style-name="gr5" draw:text-style-name="P3" draw:layer="layout" svg:width="2.194cm" svg:height="0.962cm" svg:x="33.35cm" svg:y="0.9cm">
            <draw:text-box>
              <text:p><text:span text:style-name="T1">Description</text:span></text:p>
            </draw:text-box>
          </draw:frame>
          <draw:frame draw:style-name="gr6" draw:text-style-name="P4" draw:layer="layout" svg:width="1.417cm" svg:height="0.49cm" svg:x="40.35cm" svg:y="0.9cm">
            <draw:text-box>
              <text:p><text:span text:style-name="T1">Date</text:span></text:p>
            </draw:text-box>
          </draw:frame>
          <draw:frame draw:style-name="gr7" draw:text-style-name="P6" draw:layer="layout" svg:width="2.041cm" svg:height="0.727cm" svg:x="35.75cm" svg:y="21.85cm">
            <draw:text-box>
              <text:p text:style-name="P5"><text:span text:style-name="T2">Drawing </text:span><text:span text:style-name="T2">Name:</text:span></text:p>
            </draw:text-box>
          </draw:frame>
          <draw:frame draw:style-name="gr7" draw:text-style-name="P6" draw:layer="layout" svg:width="2.041cm" svg:height="0.727cm" svg:x="35.75cm" svg:y="23.15cm">
            <draw:text-box>
              <text:p text:style-name="P5"><text:span text:style-name="T2">Project:</text:span></text:p>
            </draw:text-box>
          </draw:frame>
          <draw:frame draw:style-name="gr6" draw:text-style-name="P6" draw:layer="layout" svg:width="1.907cm" svg:height="0.49cm" svg:x="35.75cm" svg:y="24.4cm">
            <draw:text-box>
              <text:p text:style-name="P5"><text:span text:style-name="T2">Drawn </text:span><text:span text:style-name="T2">By:</text:span></text:p>
            </draw:text-box>
          </draw:frame>
          <draw:frame draw:style-name="gr6" draw:text-style-name="P6" draw:layer="layout" svg:width="2.495cm" svg:height="0.49cm" svg:x="35.75cm" svg:y="24.9cm">
            <draw:text-box>
              <text:p text:style-name="P5"><text:span text:style-name="T2">Checke</text:span><text:span text:style-name="T2">d By:</text:span></text:p>
            </draw:text-box>
          </draw:frame>
          <draw:frame draw:style-name="gr7" draw:text-style-name="P6" draw:layer="layout" svg:width="2.121cm" svg:height="0.727cm" svg:x="35.75cm" svg:y="25.4cm">
            <draw:text-box>
              <text:p text:style-name="P5"><text:span text:style-name="T2">Approved <text:s/>By:</text:span></text:p>
            </draw:text-box>
          </draw:frame>
          <draw:frame draw:style-name="gr6" draw:text-style-name="P6" draw:layer="layout" svg:width="2.728cm" svg:height="0.49cm" svg:x="35.75cm" svg:y="25.9cm">
            <draw:text-box>
              <text:p text:style-name="P5"><text:span text:style-name="T2">Drawing No.:</text:span></text:p>
            </draw:text-box>
          </draw:frame>
          <draw:frame draw:style-name="gr6" draw:text-style-name="P6" draw:layer="layout" svg:width="1.34cm" svg:height="0.49cm" svg:x="39.9cm" svg:y="25.9cm">
            <draw:text-box>
              <text:p text:style-name="P5"><text:span text:style-name="T2">Sht.:</text:span></text:p>
            </draw:text-box>
          </draw:frame>
          <draw:frame draw:style-name="gr6" draw:text-style-name="P6" draw:layer="layout" svg:width="1.34cm" svg:height="0.49cm" svg:x="40.95cm" svg:y="25.9cm">
            <draw:text-box>
              <text:p text:style-name="P5"><text:span text:style-name="T2">Rev.:</text:span></text:p>
            </draw:text-box>
          </draw:frame>
          <draw:line draw:style-name="gr3" draw:text-style-name="P2" draw:layer="layout" svg:x1="40.1cm" svg:y1="24.5cm" svg:x2="40.1cm" svg:y2="26.95cm">
            <text:p/>
          </draw:line>
          <draw:line draw:style-name="gr3" draw:text-style-name="P2" draw:layer="layout" svg:x1="41.15cm" svg:y1="26cm" svg:x2="41.15cm" svg:y2="26.95cm">
            <text:p/>
          </draw:line>
          <draw:frame draw:style-name="gr6" draw:text-style-name="P6" draw:layer="layout" svg:width="1.723cm" svg:height="0.49cm" svg:x="39.9cm" svg:y="24.4cm">
            <draw:text-box>
              <text:p text:style-name="P5"><text:span text:style-name="T2">Date Drawn:</text:span></text:p>
            </draw:text-box>
          </draw:frame>
          <draw:frame draw:style-name="gr7" draw:text-style-name="P6" draw:layer="layout" svg:width="2.008cm" svg:height="0.727cm" svg:x="39.9cm" svg:y="24.9cm">
            <draw:text-box>
              <text:p text:style-name="P5"><text:span text:style-name="T2">Date Checked:</text:span></text:p>
            </draw:text-box>
          </draw:frame>
          <draw:frame draw:style-name="gr6" draw:text-style-name="P6" draw:layer="layout" svg:width="2.098cm" svg:height="0.49cm" svg:x="39.9cm" svg:y="25.4cm">
            <draw:text-box>
              <text:p text:style-name="P5"><text:span text:style-name="T2">Date Approved:</text:span></text:p>
            </draw:text-box>
          </draw:frame>
          <draw:line draw:style-name="gr3" draw:text-style-name="P2" draw:layer="layout" svg:x1="34.4cm" svg:y1="26cm" svg:x2="34.4cm" svg:y2="26.95cm">
            <text:p/>
          </draw:line>
          <draw:frame draw:style-name="gr6" draw:text-style-name="P6" draw:layer="layout" svg:width="2.728cm" svg:height="0.49cm" svg:x="34.2cm" svg:y="25.9cm">
            <draw:text-box>
              <text:p text:style-name="P5"><text:span text:style-name="T2">Scale:</text:span></text:p>
            </draw:text-box>
          </draw:frame>
          <draw:frame draw:style-name="gr8" draw:text-style-name="P4" draw:layer="layout" svg:width="2.667cm" svg:height="1.036cm" svg:x="32cm" svg:y="25.9cm">
            <draw:text-box>
              <text:p><text:span text:style-name="T2">All Units shall be in Metric. </text:span></text:p>
              <text:p><text:span text:style-name="T2">Length: mm</text:span></text:p>
              <text:p><text:span text:style-name="T2"/></text:p>
              <text:p><text:span text:style-name="T2">Tolerance not </text:span><text:span text:style-name="T2">established for this </text:span><text:span text:style-name="T2">assembly.</text:span></text:p>
            </draw:text-box>
          </draw:frame>
          <draw:frame draw:style-name="gr9" draw:text-style-name="P4" draw:layer="layout" svg:width="3.812cm" svg:height="4.156cm" svg:x="32.25cm" svg:y="21.95cm">
            <draw:text-box>
              <text:p><text:span text:style-name="T3">Another great </text:span><text:span text:style-name="T3">product from</text:span></text:p>
              <text:p text:style-name="P7"><text:span text:style-name="T4">The</text:span></text:p>
              <text:p text:style-name="P7"><text:span text:style-name="T4"><text:s/></text:span><text:span text:style-name="T4">Chal</text:span><text:span text:style-name="T4">ky </text:span><text:span text:style-name="T4">Goo</text:span><text:span text:style-name="T4">dne</text:span><text:span text:style-name="T4">ss</text:span><text:span text:style-name="T5">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6T18:04:30.999672698</meta:creation-date>
    <dc:date>2020-03-16T19:34:37.109526703</dc:date>
    <meta:editing-duration>PT23M32S</meta:editing-duration>
    <meta:editing-cycles>3</meta:editing-cycles>
    <meta:generator>LibreOffice/6.0.7.3$Linux_X86_64 LibreOffice_project/00m0$Build-3</meta:generator>
    <meta:document-statistic meta:object-count="33"/>
  </office:meta>
</office:document-meta>
</file>